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inear_regression_pandas/trace/trace_length_100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5.41759" calcext:value-type="float">
            <text:p>5.41759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5.086029" calcext:value-type="float">
            <text:p>5.086029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5.321944" calcext:value-type="float">
            <text:p>5.321944</text:p>
          </table:table-cell>
          <table:table-cell office:value-type="float" office:value="2224542" calcext:value-type="float">
            <text:p>2224542</text:p>
          </table:table-cell>
          <table:table-cell office:value-type="float" office:value="4070086" calcext:value-type="float">
            <text:p>407008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4.950162" calcext:value-type="float">
            <text:p>4.950162</text:p>
          </table:table-cell>
          <table:table-cell office:value-type="float" office:value="2224563" calcext:value-type="float">
            <text:p>2224563</text:p>
          </table:table-cell>
          <table:table-cell office:value-type="float" office:value="4070121" calcext:value-type="float">
            <text:p>407012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5.00154" calcext:value-type="float">
            <text:p>5.00154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5.497492" calcext:value-type="float">
            <text:p>5.497492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5.49585" calcext:value-type="float">
            <text:p>5.49585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5.953155" calcext:value-type="float">
            <text:p>5.953155</text:p>
          </table:table-cell>
          <table:table-cell office:value-type="float" office:value="2224554" calcext:value-type="float">
            <text:p>2224554</text:p>
          </table:table-cell>
          <table:table-cell office:value-type="float" office:value="4070106" calcext:value-type="float">
            <text:p>407010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5.91532" calcext:value-type="float">
            <text:p>5.91532</text:p>
          </table:table-cell>
          <table:table-cell office:value-type="float" office:value="2224542" calcext:value-type="float">
            <text:p>2224542</text:p>
          </table:table-cell>
          <table:table-cell office:value-type="float" office:value="4070086" calcext:value-type="float">
            <text:p>407008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6.325493" calcext:value-type="float">
            <text:p>6.325493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5.671017" calcext:value-type="float">
            <text:p>5.671017</text:p>
          </table:table-cell>
          <table:table-cell office:value-type="float" office:value="2224554" calcext:value-type="float">
            <text:p>2224554</text:p>
          </table:table-cell>
          <table:table-cell office:value-type="float" office:value="4070106" calcext:value-type="float">
            <text:p>407010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6.026677" calcext:value-type="float">
            <text:p>6.026677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6.095007" calcext:value-type="float">
            <text:p>6.095007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6.37033" calcext:value-type="float">
            <text:p>6.37033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6.204611" calcext:value-type="float">
            <text:p>6.204611</text:p>
          </table:table-cell>
          <table:table-cell office:value-type="float" office:value="2224536" calcext:value-type="float">
            <text:p>2224536</text:p>
          </table:table-cell>
          <table:table-cell office:value-type="float" office:value="4070076" calcext:value-type="float">
            <text:p>407007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6.40454" calcext:value-type="float">
            <text:p>6.40454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6.293703" calcext:value-type="float">
            <text:p>6.293703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6.066207" calcext:value-type="float">
            <text:p>6.066207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6.057541" calcext:value-type="float">
            <text:p>6.057541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6.444617" calcext:value-type="float">
            <text:p>6.444617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00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6.150171" calcext:value-type="float">
            <text:p>6.150171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near_regression_pandas/trace/trace_length_increas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3.909794" calcext:value-type="float">
            <text:p>3.909794</text:p>
          </table:table-cell>
          <table:table-cell office:value-type="float" office:value="2224703" calcext:value-type="float">
            <text:p>2224703</text:p>
          </table:table-cell>
          <table:table-cell office:value-type="float" office:value="4070998" calcext:value-type="float">
            <text:p>4070998</text:p>
          </table:table-cell>
          <table:table-cell office:value-type="float" office:value="126" calcext:value-type="float">
            <text:p>126</text:p>
          </table:table-cell>
          <table:table-cell office:value-type="float" office:value="151048" calcext:value-type="float">
            <text:p>151048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64137" calcext:value-type="float">
            <text:p>3.64137</text:p>
          </table:table-cell>
          <table:table-cell office:value-type="float" office:value="2224480" calcext:value-type="float">
            <text:p>2224480</text:p>
          </table:table-cell>
          <table:table-cell office:value-type="float" office:value="4069986" calcext:value-type="float">
            <text:p>406998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3.589268" calcext:value-type="float">
            <text:p>3.589268</text:p>
          </table:table-cell>
          <table:table-cell office:value-type="float" office:value="2224483" calcext:value-type="float">
            <text:p>2224483</text:p>
          </table:table-cell>
          <table:table-cell office:value-type="float" office:value="4069991" calcext:value-type="float">
            <text:p>406999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3.681029" calcext:value-type="float">
            <text:p>3.681029</text:p>
          </table:table-cell>
          <table:table-cell office:value-type="float" office:value="2224489" calcext:value-type="float">
            <text:p>2224489</text:p>
          </table:table-cell>
          <table:table-cell office:value-type="float" office:value="4070001" calcext:value-type="float">
            <text:p>407000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3.398356" calcext:value-type="float">
            <text:p>3.398356</text:p>
          </table:table-cell>
          <table:table-cell office:value-type="float" office:value="2224536" calcext:value-type="float">
            <text:p>2224536</text:p>
          </table:table-cell>
          <table:table-cell office:value-type="float" office:value="4070076" calcext:value-type="float">
            <text:p>407007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3.678822" calcext:value-type="float">
            <text:p>3.678822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4.02764" calcext:value-type="float">
            <text:p>4.02764</text:p>
          </table:table-cell>
          <table:table-cell office:value-type="float" office:value="2225470" calcext:value-type="float">
            <text:p>2225470</text:p>
          </table:table-cell>
          <table:table-cell office:value-type="float" office:value="4071676" calcext:value-type="float">
            <text:p>4071676</text:p>
          </table:table-cell>
          <table:table-cell office:value-type="float" office:value="132" calcext:value-type="float">
            <text:p>132</text:p>
          </table:table-cell>
          <table:table-cell office:value-type="float" office:value="151119" calcext:value-type="float">
            <text:p>151119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3.579996" calcext:value-type="float">
            <text:p>3.579996</text:p>
          </table:table-cell>
          <table:table-cell office:value-type="float" office:value="2225458" calcext:value-type="float">
            <text:p>2225458</text:p>
          </table:table-cell>
          <table:table-cell office:value-type="float" office:value="4071656" calcext:value-type="float">
            <text:p>4071656</text:p>
          </table:table-cell>
          <table:table-cell office:value-type="float" office:value="132" calcext:value-type="float">
            <text:p>132</text:p>
          </table:table-cell>
          <table:table-cell office:value-type="float" office:value="151119" calcext:value-type="float">
            <text:p>151119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3.704022" calcext:value-type="float">
            <text:p>3.704022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3.440772" calcext:value-type="float">
            <text:p>3.440772</text:p>
          </table:table-cell>
          <table:table-cell office:value-type="float" office:value="2224483" calcext:value-type="float">
            <text:p>2224483</text:p>
          </table:table-cell>
          <table:table-cell office:value-type="float" office:value="4069991" calcext:value-type="float">
            <text:p>406999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3.97097" calcext:value-type="float">
            <text:p>3.97097</text:p>
          </table:table-cell>
          <table:table-cell office:value-type="float" office:value="2224489" calcext:value-type="float">
            <text:p>2224489</text:p>
          </table:table-cell>
          <table:table-cell office:value-type="float" office:value="4070001" calcext:value-type="float">
            <text:p>407000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3.687714" calcext:value-type="float">
            <text:p>3.687714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3.941101" calcext:value-type="float">
            <text:p>3.941101</text:p>
          </table:table-cell>
          <table:table-cell office:value-type="float" office:value="2224477" calcext:value-type="float">
            <text:p>2224477</text:p>
          </table:table-cell>
          <table:table-cell office:value-type="float" office:value="4069981" calcext:value-type="float">
            <text:p>406998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3.663478" calcext:value-type="float">
            <text:p>3.663478</text:p>
          </table:table-cell>
          <table:table-cell office:value-type="float" office:value="2224489" calcext:value-type="float">
            <text:p>2224489</text:p>
          </table:table-cell>
          <table:table-cell office:value-type="float" office:value="4070001" calcext:value-type="float">
            <text:p>4070001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3.541477" calcext:value-type="float">
            <text:p>3.541477</text:p>
          </table:table-cell>
          <table:table-cell office:value-type="float" office:value="2224474" calcext:value-type="float">
            <text:p>2224474</text:p>
          </table:table-cell>
          <table:table-cell office:value-type="float" office:value="4069976" calcext:value-type="float">
            <text:p>406997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3.557556" calcext:value-type="float">
            <text:p>3.557556</text:p>
          </table:table-cell>
          <table:table-cell office:value-type="float" office:value="2224474" calcext:value-type="float">
            <text:p>2224474</text:p>
          </table:table-cell>
          <table:table-cell office:value-type="float" office:value="4069976" calcext:value-type="float">
            <text:p>406997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3.600654" calcext:value-type="float">
            <text:p>3.600654</text:p>
          </table:table-cell>
          <table:table-cell office:value-type="float" office:value="2224542" calcext:value-type="float">
            <text:p>2224542</text:p>
          </table:table-cell>
          <table:table-cell office:value-type="float" office:value="4070086" calcext:value-type="float">
            <text:p>407008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3.745079" calcext:value-type="float">
            <text:p>3.745079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3.865079" calcext:value-type="float">
            <text:p>3.865079</text:p>
          </table:table-cell>
          <table:table-cell office:value-type="float" office:value="2224578" calcext:value-type="float">
            <text:p>2224578</text:p>
          </table:table-cell>
          <table:table-cell office:value-type="float" office:value="4070142" calcext:value-type="float">
            <text:p>4070142</text:p>
          </table:table-cell>
          <table:table-cell office:value-type="float" office:value="131" calcext:value-type="float">
            <text:p>131</text:p>
          </table:table-cell>
          <table:table-cell office:value-type="float" office:value="151082" calcext:value-type="float">
            <text:p>151082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3.778205" calcext:value-type="float">
            <text:p>3.778205</text:p>
          </table:table-cell>
          <table:table-cell office:value-type="float" office:value="2224525" calcext:value-type="float">
            <text:p>2224525</text:p>
          </table:table-cell>
          <table:table-cell office:value-type="float" office:value="4070053" calcext:value-type="float">
            <text:p>4070053</text:p>
          </table:table-cell>
          <table:table-cell office:value-type="float" office:value="130" calcext:value-type="float">
            <text:p>130</text:p>
          </table:table-cell>
          <table:table-cell office:value-type="float" office:value="151079" calcext:value-type="float">
            <text:p>151079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750404" calcext:value-type="float">
            <text:p>3.750404</text:p>
          </table:table-cell>
          <table:table-cell office:value-type="float" office:value="2224825" calcext:value-type="float">
            <text:p>2224825</text:p>
          </table:table-cell>
          <table:table-cell office:value-type="float" office:value="4070543" calcext:value-type="float">
            <text:p>4070543</text:p>
          </table:table-cell>
          <table:table-cell office:value-type="float" office:value="130" calcext:value-type="float">
            <text:p>130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4.389074" calcext:value-type="float">
            <text:p>4.389074</text:p>
          </table:table-cell>
          <table:table-cell office:value-type="float" office:value="2225251" calcext:value-type="float">
            <text:p>2225251</text:p>
          </table:table-cell>
          <table:table-cell office:value-type="float" office:value="4071263" calcext:value-type="float">
            <text:p>4071263</text:p>
          </table:table-cell>
          <table:table-cell office:value-type="float" office:value="130" calcext:value-type="float">
            <text:p>130</text:p>
          </table:table-cell>
          <table:table-cell office:value-type="float" office:value="151133" calcext:value-type="float">
            <text:p>151133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4.716805" calcext:value-type="float">
            <text:p>4.716805</text:p>
          </table:table-cell>
          <table:table-cell office:value-type="float" office:value="2228901" calcext:value-type="float">
            <text:p>2228901</text:p>
          </table:table-cell>
          <table:table-cell office:value-type="float" office:value="4077367" calcext:value-type="float">
            <text:p>4077367</text:p>
          </table:table-cell>
          <table:table-cell office:value-type="float" office:value="131" calcext:value-type="float">
            <text:p>131</text:p>
          </table:table-cell>
          <table:table-cell office:value-type="float" office:value="151414" calcext:value-type="float">
            <text:p>151414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6.076169" calcext:value-type="float">
            <text:p>6.076169</text:p>
          </table:table-cell>
          <table:table-cell office:value-type="float" office:value="2233359" calcext:value-type="float">
            <text:p>2233359</text:p>
          </table:table-cell>
          <table:table-cell office:value-type="float" office:value="4084795" calcext:value-type="float">
            <text:p>4084795</text:p>
          </table:table-cell>
          <table:table-cell office:value-type="float" office:value="131" calcext:value-type="float">
            <text:p>131</text:p>
          </table:table-cell>
          <table:table-cell office:value-type="float" office:value="151757" calcext:value-type="float">
            <text:p>151757</text:p>
          </table:table-cell>
        </table:table-row>
        <table:table-row table:style-name="ro1">
          <table:table-cell office:value-type="string" calcext:value-type="string">
            <text:p>linear_regression_pandas/trace/trace_length_increase/vpython_ds24.txt</text:p>
          </table:table-cell>
          <table:table-cell office:value-type="float" office:value="24" calcext:value-type="float">
            <text:p>24</text:p>
          </table:table-cell>
          <table:table-cell office:value-type="float" office:value="15.711196" calcext:value-type="float">
            <text:p>15.711196</text:p>
          </table:table-cell>
          <table:table-cell office:value-type="float" office:value="2272704" calcext:value-type="float">
            <text:p>2272704</text:p>
          </table:table-cell>
          <table:table-cell office:value-type="float" office:value="4149740" calcext:value-type="float">
            <text:p>4149740</text:p>
          </table:table-cell>
          <table:table-cell office:value-type="float" office:value="131" calcext:value-type="float">
            <text:p>131</text:p>
          </table:table-cell>
          <table:table-cell office:value-type="float" office:value="154808" calcext:value-type="float">
            <text:p>15480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inear_regression_pandas/trace/trace_length_1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5.63649" calcext:value-type="float">
            <text:p>5.63649</text:p>
          </table:table-cell>
          <table:table-cell office:value-type="float" office:value="2224289" calcext:value-type="float">
            <text:p>2224289</text:p>
          </table:table-cell>
          <table:table-cell office:value-type="float" office:value="4069717" calcext:value-type="float">
            <text:p>4069717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</table:table-row>
        <table:table-row table:style-name="ro1">
          <table:table-cell office:value-type="string" calcext:value-type="string">
            <text:p>linear_regression_pandas/trace/trace_length_1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5.278023" calcext:value-type="float">
            <text:p>5.278023</text:p>
          </table:table-cell>
          <table:table-cell office:value-type="float" office:value="2224283" calcext:value-type="float">
            <text:p>2224283</text:p>
          </table:table-cell>
          <table:table-cell office:value-type="float" office:value="4069707" calcext:value-type="float">
            <text:p>4069707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</table:table-row>
        <table:table-row table:style-name="ro1">
          <table:table-cell office:value-type="string" calcext:value-type="string">
            <text:p>linear_regression_pandas/trace/trace_length_1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5.345954" calcext:value-type="float">
            <text:p>5.345954</text:p>
          </table:table-cell>
          <table:table-cell office:value-type="float" office:value="2224283" calcext:value-type="float">
            <text:p>2224283</text:p>
          </table:table-cell>
          <table:table-cell office:value-type="float" office:value="4069707" calcext:value-type="float">
            <text:p>4069707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</table:table-row>
        <table:table-row table:style-name="ro1">
          <table:table-cell office:value-type="string" calcext:value-type="string">
            <text:p>linear_regression_pandas/trace/trace_length_1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4.85241" calcext:value-type="float">
            <text:p>4.85241</text:p>
          </table:table-cell>
          <table:table-cell office:value-type="float" office:value="2224280" calcext:value-type="float">
            <text:p>2224280</text:p>
          </table:table-cell>
          <table:table-cell office:value-type="float" office:value="4069702" calcext:value-type="float">
            <text:p>4069702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</table:table-row>
        <table:table-row table:style-name="ro1">
          <table:table-cell office:value-type="string" calcext:value-type="string">
            <text:p>linear_regression_pandas/trace/trace_length_1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4.949719" calcext:value-type="float">
            <text:p>4.949719</text:p>
          </table:table-cell>
          <table:table-cell office:value-type="float" office:value="2224286" calcext:value-type="float">
            <text:p>2224286</text:p>
          </table:table-cell>
          <table:table-cell office:value-type="float" office:value="4069712" calcext:value-type="float">
            <text:p>4069712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</table:table-row>
        <table:table-row table:style-name="ro1">
          <table:table-cell office:value-type="string" calcext:value-type="string">
            <text:p>linear_regression_pandas/trace/trace_length_1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5.612701" calcext:value-type="float">
            <text:p>5.612701</text:p>
          </table:table-cell>
          <table:table-cell office:value-type="float" office:value="2224298" calcext:value-type="float">
            <text:p>2224298</text:p>
          </table:table-cell>
          <table:table-cell office:value-type="float" office:value="4069732" calcext:value-type="float">
            <text:p>4069732</text:p>
          </table:table-cell>
          <table:table-cell office:value-type="float" office:value="130" calcext:value-type="float">
            <text:p>130</text:p>
          </table:table-cell>
          <table:table-cell office:value-type="float" office:value="151058" calcext:value-type="float">
            <text:p>151058</text:p>
          </table:table-cell>
        </table:table-row>
        <table:table-row table:style-name="ro1">
          <table:table-cell office:value-type="string" calcext:value-type="string">
            <text:p>linear_regression_pandas/trace/trace_length_1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5.283798" calcext:value-type="float">
            <text:p>5.283798</text:p>
          </table:table-cell>
          <table:table-cell office:value-type="float" office:value="2224296" calcext:value-type="float">
            <text:p>2224296</text:p>
          </table:table-cell>
          <table:table-cell office:value-type="float" office:value="4069730" calcext:value-type="float">
            <text:p>406973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5.492275" calcext:value-type="float">
            <text:p>5.492275</text:p>
          </table:table-cell>
          <table:table-cell office:value-type="float" office:value="2224284" calcext:value-type="float">
            <text:p>2224284</text:p>
          </table:table-cell>
          <table:table-cell office:value-type="float" office:value="4069710" calcext:value-type="float">
            <text:p>406971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5.449887" calcext:value-type="float">
            <text:p>5.449887</text:p>
          </table:table-cell>
          <table:table-cell office:value-type="float" office:value="2224299" calcext:value-type="float">
            <text:p>2224299</text:p>
          </table:table-cell>
          <table:table-cell office:value-type="float" office:value="4069735" calcext:value-type="float">
            <text:p>406973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5.340856" calcext:value-type="float">
            <text:p>5.340856</text:p>
          </table:table-cell>
          <table:table-cell office:value-type="float" office:value="2224293" calcext:value-type="float">
            <text:p>2224293</text:p>
          </table:table-cell>
          <table:table-cell office:value-type="float" office:value="4069725" calcext:value-type="float">
            <text:p>406972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5.375729" calcext:value-type="float">
            <text:p>5.375729</text:p>
          </table:table-cell>
          <table:table-cell office:value-type="float" office:value="2224293" calcext:value-type="float">
            <text:p>2224293</text:p>
          </table:table-cell>
          <table:table-cell office:value-type="float" office:value="4069725" calcext:value-type="float">
            <text:p>406972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6.169826" calcext:value-type="float">
            <text:p>6.169826</text:p>
          </table:table-cell>
          <table:table-cell office:value-type="float" office:value="2224290" calcext:value-type="float">
            <text:p>2224290</text:p>
          </table:table-cell>
          <table:table-cell office:value-type="float" office:value="4069720" calcext:value-type="float">
            <text:p>406972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6.306719" calcext:value-type="float">
            <text:p>6.306719</text:p>
          </table:table-cell>
          <table:table-cell office:value-type="float" office:value="2224299" calcext:value-type="float">
            <text:p>2224299</text:p>
          </table:table-cell>
          <table:table-cell office:value-type="float" office:value="4069735" calcext:value-type="float">
            <text:p>406973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5.751657" calcext:value-type="float">
            <text:p>5.751657</text:p>
          </table:table-cell>
          <table:table-cell office:value-type="float" office:value="2224284" calcext:value-type="float">
            <text:p>2224284</text:p>
          </table:table-cell>
          <table:table-cell office:value-type="float" office:value="4069710" calcext:value-type="float">
            <text:p>406971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5.648192" calcext:value-type="float">
            <text:p>5.648192</text:p>
          </table:table-cell>
          <table:table-cell office:value-type="float" office:value="2224284" calcext:value-type="float">
            <text:p>2224284</text:p>
          </table:table-cell>
          <table:table-cell office:value-type="float" office:value="4069710" calcext:value-type="float">
            <text:p>406971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5.668439" calcext:value-type="float">
            <text:p>5.668439</text:p>
          </table:table-cell>
          <table:table-cell office:value-type="float" office:value="2224296" calcext:value-type="float">
            <text:p>2224296</text:p>
          </table:table-cell>
          <table:table-cell office:value-type="float" office:value="4069730" calcext:value-type="float">
            <text:p>4069730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5.889707" calcext:value-type="float">
            <text:p>5.889707</text:p>
          </table:table-cell>
          <table:table-cell office:value-type="float" office:value="2224293" calcext:value-type="float">
            <text:p>2224293</text:p>
          </table:table-cell>
          <table:table-cell office:value-type="float" office:value="4069725" calcext:value-type="float">
            <text:p>4069725</text:p>
          </table:table-cell>
          <table:table-cell office:value-type="float" office:value="131" calcext:value-type="float">
            <text:p>131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>
          <table:table-cell office:value-type="string" calcext:value-type="string">
            <text:p>linear_regression_pandas/trace/trace_length_1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6.03473" calcext:value-type="float">
            <text:p>6.03473</text:p>
          </table:table-cell>
          <table:table-cell office:value-type="float" office:value="2225047" calcext:value-type="float">
            <text:p>2225047</text:p>
          </table:table-cell>
          <table:table-cell office:value-type="float" office:value="4071020" calcext:value-type="float">
            <text:p>4071020</text:p>
          </table:table-cell>
          <table:table-cell office:value-type="float" office:value="132" calcext:value-type="float">
            <text:p>132</text:p>
          </table:table-cell>
          <table:table-cell office:value-type="float" office:value="151097" calcext:value-type="float">
            <text:p>151097</text:p>
          </table:table-cell>
        </table:table-row>
        <table:table-row table:style-name="ro1">
          <table:table-cell office:value-type="string" calcext:value-type="string">
            <text:p>linear_regression_pandas/trace/trace_length_1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6.077317" calcext:value-type="float">
            <text:p>6.077317</text:p>
          </table:table-cell>
          <table:table-cell office:value-type="float" office:value="2225264" calcext:value-type="float">
            <text:p>2225264</text:p>
          </table:table-cell>
          <table:table-cell office:value-type="float" office:value="4071387" calcext:value-type="float">
            <text:p>407138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5.836829" calcext:value-type="float">
            <text:p>5.836829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6.001318" calcext:value-type="float">
            <text:p>6.001318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5.920259" calcext:value-type="float">
            <text:p>5.920259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5.302702" calcext:value-type="float">
            <text:p>5.302702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4.txt</text:p>
          </table:table-cell>
          <table:table-cell office:value-type="float" office:value="24" calcext:value-type="float">
            <text:p>24</text:p>
          </table:table-cell>
          <table:table-cell office:value-type="float" office:value="5.639838" calcext:value-type="float">
            <text:p>5.639838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5.txt</text:p>
          </table:table-cell>
          <table:table-cell office:value-type="float" office:value="25" calcext:value-type="float">
            <text:p>25</text:p>
          </table:table-cell>
          <table:table-cell office:value-type="float" office:value="6.18937" calcext:value-type="float">
            <text:p>6.18937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6.txt</text:p>
          </table:table-cell>
          <table:table-cell office:value-type="float" office:value="26" calcext:value-type="float">
            <text:p>26</text:p>
          </table:table-cell>
          <table:table-cell office:value-type="float" office:value="6.39137" calcext:value-type="float">
            <text:p>6.39137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7.txt</text:p>
          </table:table-cell>
          <table:table-cell office:value-type="float" office:value="27" calcext:value-type="float">
            <text:p>27</text:p>
          </table:table-cell>
          <table:table-cell office:value-type="float" office:value="6.957308" calcext:value-type="float">
            <text:p>6.957308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8.txt</text:p>
          </table:table-cell>
          <table:table-cell office:value-type="float" office:value="28" calcext:value-type="float">
            <text:p>28</text:p>
          </table:table-cell>
          <table:table-cell office:value-type="float" office:value="6.952023" calcext:value-type="float">
            <text:p>6.952023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29.txt</text:p>
          </table:table-cell>
          <table:table-cell office:value-type="float" office:value="29" calcext:value-type="float">
            <text:p>29</text:p>
          </table:table-cell>
          <table:table-cell office:value-type="float" office:value="7.511185" calcext:value-type="float">
            <text:p>7.511185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0.txt</text:p>
          </table:table-cell>
          <table:table-cell office:value-type="float" office:value="30" calcext:value-type="float">
            <text:p>30</text:p>
          </table:table-cell>
          <table:table-cell office:value-type="float" office:value="6.768072" calcext:value-type="float">
            <text:p>6.768072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1.txt</text:p>
          </table:table-cell>
          <table:table-cell office:value-type="float" office:value="31" calcext:value-type="float">
            <text:p>31</text:p>
          </table:table-cell>
          <table:table-cell office:value-type="float" office:value="6.637542" calcext:value-type="float">
            <text:p>6.637542</text:p>
          </table:table-cell>
          <table:table-cell office:value-type="float" office:value="2225258" calcext:value-type="float">
            <text:p>2225258</text:p>
          </table:table-cell>
          <table:table-cell office:value-type="float" office:value="4071377" calcext:value-type="float">
            <text:p>407137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2.txt</text:p>
          </table:table-cell>
          <table:table-cell office:value-type="float" office:value="32" calcext:value-type="float">
            <text:p>32</text:p>
          </table:table-cell>
          <table:table-cell office:value-type="float" office:value="7.224534" calcext:value-type="float">
            <text:p>7.224534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3.txt</text:p>
          </table:table-cell>
          <table:table-cell office:value-type="float" office:value="33" calcext:value-type="float">
            <text:p>33</text:p>
          </table:table-cell>
          <table:table-cell office:value-type="float" office:value="7.739987" calcext:value-type="float">
            <text:p>7.739987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4.txt</text:p>
          </table:table-cell>
          <table:table-cell office:value-type="float" office:value="34" calcext:value-type="float">
            <text:p>34</text:p>
          </table:table-cell>
          <table:table-cell office:value-type="float" office:value="7.733499" calcext:value-type="float">
            <text:p>7.733499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5.txt</text:p>
          </table:table-cell>
          <table:table-cell office:value-type="float" office:value="35" calcext:value-type="float">
            <text:p>35</text:p>
          </table:table-cell>
          <table:table-cell office:value-type="float" office:value="7.136667" calcext:value-type="float">
            <text:p>7.136667</text:p>
          </table:table-cell>
          <table:table-cell office:value-type="float" office:value="2225273" calcext:value-type="float">
            <text:p>2225273</text:p>
          </table:table-cell>
          <table:table-cell office:value-type="float" office:value="4071402" calcext:value-type="float">
            <text:p>407140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6.txt</text:p>
          </table:table-cell>
          <table:table-cell office:value-type="float" office:value="36" calcext:value-type="float">
            <text:p>36</text:p>
          </table:table-cell>
          <table:table-cell office:value-type="float" office:value="6.391965" calcext:value-type="float">
            <text:p>6.391965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7.txt</text:p>
          </table:table-cell>
          <table:table-cell office:value-type="float" office:value="37" calcext:value-type="float">
            <text:p>37</text:p>
          </table:table-cell>
          <table:table-cell office:value-type="float" office:value="5.981987" calcext:value-type="float">
            <text:p>5.981987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8.txt</text:p>
          </table:table-cell>
          <table:table-cell office:value-type="float" office:value="38" calcext:value-type="float">
            <text:p>38</text:p>
          </table:table-cell>
          <table:table-cell office:value-type="float" office:value="5.976237" calcext:value-type="float">
            <text:p>5.976237</text:p>
          </table:table-cell>
          <table:table-cell office:value-type="float" office:value="2225237" calcext:value-type="float">
            <text:p>2225237</text:p>
          </table:table-cell>
          <table:table-cell office:value-type="float" office:value="4071342" calcext:value-type="float">
            <text:p>407134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39.txt</text:p>
          </table:table-cell>
          <table:table-cell office:value-type="float" office:value="39" calcext:value-type="float">
            <text:p>39</text:p>
          </table:table-cell>
          <table:table-cell office:value-type="float" office:value="6.007597" calcext:value-type="float">
            <text:p>6.007597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0.txt</text:p>
          </table:table-cell>
          <table:table-cell office:value-type="float" office:value="40" calcext:value-type="float">
            <text:p>40</text:p>
          </table:table-cell>
          <table:table-cell office:value-type="float" office:value="5.968025" calcext:value-type="float">
            <text:p>5.968025</text:p>
          </table:table-cell>
          <table:table-cell office:value-type="float" office:value="2225240" calcext:value-type="float">
            <text:p>2225240</text:p>
          </table:table-cell>
          <table:table-cell office:value-type="float" office:value="4071347" calcext:value-type="float">
            <text:p>407134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1.txt</text:p>
          </table:table-cell>
          <table:table-cell office:value-type="float" office:value="41" calcext:value-type="float">
            <text:p>41</text:p>
          </table:table-cell>
          <table:table-cell office:value-type="float" office:value="5.865731" calcext:value-type="float">
            <text:p>5.865731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2.txt</text:p>
          </table:table-cell>
          <table:table-cell office:value-type="float" office:value="42" calcext:value-type="float">
            <text:p>42</text:p>
          </table:table-cell>
          <table:table-cell office:value-type="float" office:value="5.944023" calcext:value-type="float">
            <text:p>5.944023</text:p>
          </table:table-cell>
          <table:table-cell office:value-type="float" office:value="2225279" calcext:value-type="float">
            <text:p>2225279</text:p>
          </table:table-cell>
          <table:table-cell office:value-type="float" office:value="4071412" calcext:value-type="float">
            <text:p>407141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3.txt</text:p>
          </table:table-cell>
          <table:table-cell office:value-type="float" office:value="43" calcext:value-type="float">
            <text:p>43</text:p>
          </table:table-cell>
          <table:table-cell office:value-type="float" office:value="6.051951" calcext:value-type="float">
            <text:p>6.051951</text:p>
          </table:table-cell>
          <table:table-cell office:value-type="float" office:value="2225258" calcext:value-type="float">
            <text:p>2225258</text:p>
          </table:table-cell>
          <table:table-cell office:value-type="float" office:value="4071377" calcext:value-type="float">
            <text:p>407137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4.txt</text:p>
          </table:table-cell>
          <table:table-cell office:value-type="float" office:value="44" calcext:value-type="float">
            <text:p>44</text:p>
          </table:table-cell>
          <table:table-cell office:value-type="float" office:value="5.978614" calcext:value-type="float">
            <text:p>5.978614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5.txt</text:p>
          </table:table-cell>
          <table:table-cell office:value-type="float" office:value="45" calcext:value-type="float">
            <text:p>45</text:p>
          </table:table-cell>
          <table:table-cell office:value-type="float" office:value="6.031134" calcext:value-type="float">
            <text:p>6.031134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6.txt</text:p>
          </table:table-cell>
          <table:table-cell office:value-type="float" office:value="46" calcext:value-type="float">
            <text:p>46</text:p>
          </table:table-cell>
          <table:table-cell office:value-type="float" office:value="5.928962" calcext:value-type="float">
            <text:p>5.928962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7.txt</text:p>
          </table:table-cell>
          <table:table-cell office:value-type="float" office:value="47" calcext:value-type="float">
            <text:p>47</text:p>
          </table:table-cell>
          <table:table-cell office:value-type="float" office:value="6.399701" calcext:value-type="float">
            <text:p>6.399701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8.txt</text:p>
          </table:table-cell>
          <table:table-cell office:value-type="float" office:value="48" calcext:value-type="float">
            <text:p>48</text:p>
          </table:table-cell>
          <table:table-cell office:value-type="float" office:value="6.242761" calcext:value-type="float">
            <text:p>6.242761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49.txt</text:p>
          </table:table-cell>
          <table:table-cell office:value-type="float" office:value="49" calcext:value-type="float">
            <text:p>49</text:p>
          </table:table-cell>
          <table:table-cell office:value-type="float" office:value="5.73168" calcext:value-type="float">
            <text:p>5.73168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0.txt</text:p>
          </table:table-cell>
          <table:table-cell office:value-type="float" office:value="50" calcext:value-type="float">
            <text:p>50</text:p>
          </table:table-cell>
          <table:table-cell office:value-type="float" office:value="5.875403" calcext:value-type="float">
            <text:p>5.875403</text:p>
          </table:table-cell>
          <table:table-cell office:value-type="float" office:value="2225252" calcext:value-type="float">
            <text:p>2225252</text:p>
          </table:table-cell>
          <table:table-cell office:value-type="float" office:value="4071367" calcext:value-type="float">
            <text:p>407136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1.txt</text:p>
          </table:table-cell>
          <table:table-cell office:value-type="float" office:value="51" calcext:value-type="float">
            <text:p>51</text:p>
          </table:table-cell>
          <table:table-cell office:value-type="float" office:value="6.030581" calcext:value-type="float">
            <text:p>6.030581</text:p>
          </table:table-cell>
          <table:table-cell office:value-type="float" office:value="2225279" calcext:value-type="float">
            <text:p>2225279</text:p>
          </table:table-cell>
          <table:table-cell office:value-type="float" office:value="4071412" calcext:value-type="float">
            <text:p>407141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2.txt</text:p>
          </table:table-cell>
          <table:table-cell office:value-type="float" office:value="52" calcext:value-type="float">
            <text:p>52</text:p>
          </table:table-cell>
          <table:table-cell office:value-type="float" office:value="5.971031" calcext:value-type="float">
            <text:p>5.971031</text:p>
          </table:table-cell>
          <table:table-cell office:value-type="float" office:value="2225291" calcext:value-type="float">
            <text:p>2225291</text:p>
          </table:table-cell>
          <table:table-cell office:value-type="float" office:value="4071432" calcext:value-type="float">
            <text:p>407143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3.txt</text:p>
          </table:table-cell>
          <table:table-cell office:value-type="float" office:value="53" calcext:value-type="float">
            <text:p>53</text:p>
          </table:table-cell>
          <table:table-cell office:value-type="float" office:value="6.1094" calcext:value-type="float">
            <text:p>6.1094</text:p>
          </table:table-cell>
          <table:table-cell office:value-type="float" office:value="2225255" calcext:value-type="float">
            <text:p>2225255</text:p>
          </table:table-cell>
          <table:table-cell office:value-type="float" office:value="4071372" calcext:value-type="float">
            <text:p>407137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4.txt</text:p>
          </table:table-cell>
          <table:table-cell office:value-type="float" office:value="54" calcext:value-type="float">
            <text:p>54</text:p>
          </table:table-cell>
          <table:table-cell office:value-type="float" office:value="5.830458" calcext:value-type="float">
            <text:p>5.830458</text:p>
          </table:table-cell>
          <table:table-cell office:value-type="float" office:value="2225246" calcext:value-type="float">
            <text:p>2225246</text:p>
          </table:table-cell>
          <table:table-cell office:value-type="float" office:value="4071357" calcext:value-type="float">
            <text:p>4071357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5.txt</text:p>
          </table:table-cell>
          <table:table-cell office:value-type="float" office:value="55" calcext:value-type="float">
            <text:p>55</text:p>
          </table:table-cell>
          <table:table-cell office:value-type="float" office:value="6.078768" calcext:value-type="float">
            <text:p>6.078768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6.txt</text:p>
          </table:table-cell>
          <table:table-cell office:value-type="float" office:value="56" calcext:value-type="float">
            <text:p>56</text:p>
          </table:table-cell>
          <table:table-cell office:value-type="float" office:value="6.104985" calcext:value-type="float">
            <text:p>6.104985</text:p>
          </table:table-cell>
          <table:table-cell office:value-type="float" office:value="2225261" calcext:value-type="float">
            <text:p>2225261</text:p>
          </table:table-cell>
          <table:table-cell office:value-type="float" office:value="4071382" calcext:value-type="float">
            <text:p>407138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7.txt</text:p>
          </table:table-cell>
          <table:table-cell office:value-type="float" office:value="57" calcext:value-type="float">
            <text:p>57</text:p>
          </table:table-cell>
          <table:table-cell office:value-type="float" office:value="6.02004" calcext:value-type="float">
            <text:p>6.02004</text:p>
          </table:table-cell>
          <table:table-cell office:value-type="float" office:value="2225267" calcext:value-type="float">
            <text:p>2225267</text:p>
          </table:table-cell>
          <table:table-cell office:value-type="float" office:value="4071392" calcext:value-type="float">
            <text:p>407139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8.txt</text:p>
          </table:table-cell>
          <table:table-cell office:value-type="float" office:value="58" calcext:value-type="float">
            <text:p>58</text:p>
          </table:table-cell>
          <table:table-cell office:value-type="float" office:value="5.856627" calcext:value-type="float">
            <text:p>5.856627</text:p>
          </table:table-cell>
          <table:table-cell office:value-type="float" office:value="2225243" calcext:value-type="float">
            <text:p>2225243</text:p>
          </table:table-cell>
          <table:table-cell office:value-type="float" office:value="4071352" calcext:value-type="float">
            <text:p>407135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59.txt</text:p>
          </table:table-cell>
          <table:table-cell office:value-type="float" office:value="59" calcext:value-type="float">
            <text:p>59</text:p>
          </table:table-cell>
          <table:table-cell office:value-type="float" office:value="6.028837" calcext:value-type="float">
            <text:p>6.028837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>
          <table:table-cell office:value-type="string" calcext:value-type="string">
            <text:p>linear_regression_pandas/trace/trace_length_1/vpython_ds60.txt</text:p>
          </table:table-cell>
          <table:table-cell office:value-type="float" office:value="60" calcext:value-type="float">
            <text:p>60</text:p>
          </table:table-cell>
          <table:table-cell office:value-type="float" office:value="6.08282" calcext:value-type="float">
            <text:p>6.08282</text:p>
          </table:table-cell>
          <table:table-cell office:value-type="float" office:value="2225249" calcext:value-type="float">
            <text:p>2225249</text:p>
          </table:table-cell>
          <table:table-cell office:value-type="float" office:value="4071362" calcext:value-type="float">
            <text:p>4071362</text:p>
          </table:table-cell>
          <table:table-cell office:value-type="float" office:value="132" calcext:value-type="float">
            <text:p>13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inear_regression_pandas/trace/trace_length_1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5.247011" calcext:value-type="float">
            <text:p>5.247011</text:p>
          </table:table-cell>
          <table:table-cell office:value-type="float" office:value="2224510" calcext:value-type="float">
            <text:p>2224510</text:p>
          </table:table-cell>
          <table:table-cell office:value-type="float" office:value="4070036" calcext:value-type="float">
            <text:p>4070036</text:p>
          </table:table-cell>
          <table:table-cell office:value-type="float" office:value="130" calcext:value-type="float">
            <text:p>130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string" calcext:value-type="string">
            <text:p>linear_regression_pandas/trace/trace_length_1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4.952334" calcext:value-type="float">
            <text:p>4.952334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5.065156" calcext:value-type="float">
            <text:p>5.065156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5.252602" calcext:value-type="float">
            <text:p>5.252602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5.525678" calcext:value-type="float">
            <text:p>5.525678</text:p>
          </table:table-cell>
          <table:table-cell office:value-type="float" office:value="2224539" calcext:value-type="float">
            <text:p>2224539</text:p>
          </table:table-cell>
          <table:table-cell office:value-type="float" office:value="4070081" calcext:value-type="float">
            <text:p>407008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4.948568" calcext:value-type="float">
            <text:p>4.948568</text:p>
          </table:table-cell>
          <table:table-cell office:value-type="float" office:value="2224569" calcext:value-type="float">
            <text:p>2224569</text:p>
          </table:table-cell>
          <table:table-cell office:value-type="float" office:value="4070131" calcext:value-type="float">
            <text:p>407013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4.935126" calcext:value-type="float">
            <text:p>4.935126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5.364177" calcext:value-type="float">
            <text:p>5.364177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5.370534" calcext:value-type="float">
            <text:p>5.370534</text:p>
          </table:table-cell>
          <table:table-cell office:value-type="float" office:value="2224545" calcext:value-type="float">
            <text:p>2224545</text:p>
          </table:table-cell>
          <table:table-cell office:value-type="float" office:value="4070091" calcext:value-type="float">
            <text:p>407009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5.514772" calcext:value-type="float">
            <text:p>5.514772</text:p>
          </table:table-cell>
          <table:table-cell office:value-type="float" office:value="2224551" calcext:value-type="float">
            <text:p>2224551</text:p>
          </table:table-cell>
          <table:table-cell office:value-type="float" office:value="4070101" calcext:value-type="float">
            <text:p>407010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5.545921" calcext:value-type="float">
            <text:p>5.545921</text:p>
          </table:table-cell>
          <table:table-cell office:value-type="float" office:value="2224548" calcext:value-type="float">
            <text:p>2224548</text:p>
          </table:table-cell>
          <table:table-cell office:value-type="float" office:value="4070096" calcext:value-type="float">
            <text:p>4070096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string" calcext:value-type="string">
            <text:p>linear_regression_pandas/trace/trace_length_1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5.276666" calcext:value-type="float">
            <text:p>5.276666</text:p>
          </table:table-cell>
          <table:table-cell office:value-type="float" office:value="2224557" calcext:value-type="float">
            <text:p>2224557</text:p>
          </table:table-cell>
          <table:table-cell office:value-type="float" office:value="4070111" calcext:value-type="float">
            <text:p>4070111</text:p>
          </table:table-cell>
          <table:table-cell office:value-type="float" office:value="131" calcext:value-type="float">
            <text:p>131</text:p>
          </table:table-cell>
          <table:table-cell office:value-type="float" office:value="151080" calcext:value-type="float">
            <text:p>15108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inear_regression_readline/trace/trace_length_100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050064" calcext:value-type="float">
            <text:p>3.050064</text:p>
          </table:table-cell>
          <table:table-cell office:value-type="float" office:value="1844622" calcext:value-type="float">
            <text:p>1844622</text:p>
          </table:table-cell>
          <table:table-cell office:value-type="float" office:value="3509442" calcext:value-type="float">
            <text:p>350944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824027" calcext:value-type="float">
            <text:p>2.824027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844853" calcext:value-type="float">
            <text:p>2.844853</text:p>
          </table:table-cell>
          <table:table-cell office:value-type="float" office:value="1844610" calcext:value-type="float">
            <text:p>1844610</text:p>
          </table:table-cell>
          <table:table-cell office:value-type="float" office:value="3509422" calcext:value-type="float">
            <text:p>350942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72685" calcext:value-type="float">
            <text:p>2.72685</text:p>
          </table:table-cell>
          <table:table-cell office:value-type="float" office:value="1844619" calcext:value-type="float">
            <text:p>1844619</text:p>
          </table:table-cell>
          <table:table-cell office:value-type="float" office:value="3509437" calcext:value-type="float">
            <text:p>350943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757378" calcext:value-type="float">
            <text:p>2.757378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3.069565" calcext:value-type="float">
            <text:p>3.069565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857028" calcext:value-type="float">
            <text:p>2.857028</text:p>
          </table:table-cell>
          <table:table-cell office:value-type="float" office:value="1844610" calcext:value-type="float">
            <text:p>1844610</text:p>
          </table:table-cell>
          <table:table-cell office:value-type="float" office:value="3509422" calcext:value-type="float">
            <text:p>350942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840533" calcext:value-type="float">
            <text:p>2.840533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970227" calcext:value-type="float">
            <text:p>2.970227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77244" calcext:value-type="float">
            <text:p>2.77244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868747" calcext:value-type="float">
            <text:p>2.868747</text:p>
          </table:table-cell>
          <table:table-cell office:value-type="float" office:value="1844640" calcext:value-type="float">
            <text:p>1844640</text:p>
          </table:table-cell>
          <table:table-cell office:value-type="float" office:value="3509472" calcext:value-type="float">
            <text:p>350947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3.146281" calcext:value-type="float">
            <text:p>3.146281</text:p>
          </table:table-cell>
          <table:table-cell office:value-type="float" office:value="1844622" calcext:value-type="float">
            <text:p>1844622</text:p>
          </table:table-cell>
          <table:table-cell office:value-type="float" office:value="3509442" calcext:value-type="float">
            <text:p>350944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825857" calcext:value-type="float">
            <text:p>2.825857</text:p>
          </table:table-cell>
          <table:table-cell office:value-type="float" office:value="1844604" calcext:value-type="float">
            <text:p>1844604</text:p>
          </table:table-cell>
          <table:table-cell office:value-type="float" office:value="3509412" calcext:value-type="float">
            <text:p>350941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869799" calcext:value-type="float">
            <text:p>2.869799</text:p>
          </table:table-cell>
          <table:table-cell office:value-type="float" office:value="1844634" calcext:value-type="float">
            <text:p>1844634</text:p>
          </table:table-cell>
          <table:table-cell office:value-type="float" office:value="3509462" calcext:value-type="float">
            <text:p>350946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3.066917" calcext:value-type="float">
            <text:p>3.066917</text:p>
          </table:table-cell>
          <table:table-cell office:value-type="float" office:value="1844625" calcext:value-type="float">
            <text:p>1844625</text:p>
          </table:table-cell>
          <table:table-cell office:value-type="float" office:value="3509447" calcext:value-type="float">
            <text:p>350944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97133" calcext:value-type="float">
            <text:p>2.97133</text:p>
          </table:table-cell>
          <table:table-cell office:value-type="float" office:value="1844625" calcext:value-type="float">
            <text:p>1844625</text:p>
          </table:table-cell>
          <table:table-cell office:value-type="float" office:value="3509447" calcext:value-type="float">
            <text:p>350944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3.053778" calcext:value-type="float">
            <text:p>3.053778</text:p>
          </table:table-cell>
          <table:table-cell office:value-type="float" office:value="1844613" calcext:value-type="float">
            <text:p>1844613</text:p>
          </table:table-cell>
          <table:table-cell office:value-type="float" office:value="3509427" calcext:value-type="float">
            <text:p>350942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3.090157" calcext:value-type="float">
            <text:p>3.090157</text:p>
          </table:table-cell>
          <table:table-cell office:value-type="float" office:value="1844616" calcext:value-type="float">
            <text:p>1844616</text:p>
          </table:table-cell>
          <table:table-cell office:value-type="float" office:value="3509432" calcext:value-type="float">
            <text:p>350943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3.051999" calcext:value-type="float">
            <text:p>3.051999</text:p>
          </table:table-cell>
          <table:table-cell office:value-type="float" office:value="1844610" calcext:value-type="float">
            <text:p>1844610</text:p>
          </table:table-cell>
          <table:table-cell office:value-type="float" office:value="3509422" calcext:value-type="float">
            <text:p>350942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057207" calcext:value-type="float">
            <text:p>3.057207</text:p>
          </table:table-cell>
          <table:table-cell office:value-type="float" office:value="1844628" calcext:value-type="float">
            <text:p>1844628</text:p>
          </table:table-cell>
          <table:table-cell office:value-type="float" office:value="3509452" calcext:value-type="float">
            <text:p>3509452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>
          <table:table-cell office:value-type="string" calcext:value-type="string">
            <text:p>linear_regression_readline/trace/trace_length_10000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3.125024" calcext:value-type="float">
            <text:p>3.125024</text:p>
          </table:table-cell>
          <table:table-cell office:value-type="float" office:value="1844607" calcext:value-type="float">
            <text:p>1844607</text:p>
          </table:table-cell>
          <table:table-cell office:value-type="float" office:value="3509417" calcext:value-type="float">
            <text:p>3509417</text:p>
          </table:table-cell>
          <table:table-cell office:value-type="float" office:value="76" calcext:value-type="float">
            <text:p>76</text:p>
          </table:table-cell>
          <table:table-cell office:value-type="float" office:value="121819" calcext:value-type="float">
            <text:p>12181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inear_regression_readline/trace/trace_length_increas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2.60155" calcext:value-type="float">
            <text:p>2.60155</text:p>
          </table:table-cell>
          <table:table-cell office:value-type="float" office:value="1744008" calcext:value-type="float">
            <text:p>1744008</text:p>
          </table:table-cell>
          <table:table-cell office:value-type="float" office:value="3218528" calcext:value-type="float">
            <text:p>3218528</text:p>
          </table:table-cell>
          <table:table-cell office:value-type="float" office:value="75" calcext:value-type="float">
            <text:p>75</text:p>
          </table:table-cell>
          <table:table-cell office:value-type="float" office:value="121769" calcext:value-type="float">
            <text:p>121769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556021" calcext:value-type="float">
            <text:p>2.556021</text:p>
          </table:table-cell>
          <table:table-cell office:value-type="float" office:value="1744522" calcext:value-type="float">
            <text:p>1744522</text:p>
          </table:table-cell>
          <table:table-cell office:value-type="float" office:value="3219422" calcext:value-type="float">
            <text:p>321942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590281" calcext:value-type="float">
            <text:p>2.590281</text:p>
          </table:table-cell>
          <table:table-cell office:value-type="float" office:value="1744622" calcext:value-type="float">
            <text:p>1744622</text:p>
          </table:table-cell>
          <table:table-cell office:value-type="float" office:value="3219712" calcext:value-type="float">
            <text:p>321971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600598" calcext:value-type="float">
            <text:p>2.600598</text:p>
          </table:table-cell>
          <table:table-cell office:value-type="float" office:value="1744550" calcext:value-type="float">
            <text:p>1744550</text:p>
          </table:table-cell>
          <table:table-cell office:value-type="float" office:value="3219481" calcext:value-type="float">
            <text:p>3219481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616529" calcext:value-type="float">
            <text:p>2.616529</text:p>
          </table:table-cell>
          <table:table-cell office:value-type="float" office:value="1744596" calcext:value-type="float">
            <text:p>1744596</text:p>
          </table:table-cell>
          <table:table-cell office:value-type="float" office:value="3219542" calcext:value-type="float">
            <text:p>3219542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563463" calcext:value-type="float">
            <text:p>2.563463</text:p>
          </table:table-cell>
          <table:table-cell office:value-type="float" office:value="1744611" calcext:value-type="float">
            <text:p>1744611</text:p>
          </table:table-cell>
          <table:table-cell office:value-type="float" office:value="3219567" calcext:value-type="float">
            <text:p>3219567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56098" calcext:value-type="float">
            <text:p>2.56098</text:p>
          </table:table-cell>
          <table:table-cell office:value-type="float" office:value="1744559" calcext:value-type="float">
            <text:p>1744559</text:p>
          </table:table-cell>
          <table:table-cell office:value-type="float" office:value="3219480" calcext:value-type="float">
            <text:p>3219480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594345" calcext:value-type="float">
            <text:p>2.594345</text:p>
          </table:table-cell>
          <table:table-cell office:value-type="float" office:value="1744541" calcext:value-type="float">
            <text:p>1744541</text:p>
          </table:table-cell>
          <table:table-cell office:value-type="float" office:value="3219450" calcext:value-type="float">
            <text:p>3219450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55081" calcext:value-type="float">
            <text:p>2.55081</text:p>
          </table:table-cell>
          <table:table-cell office:value-type="float" office:value="1744646" calcext:value-type="float">
            <text:p>1744646</text:p>
          </table:table-cell>
          <table:table-cell office:value-type="float" office:value="3219650" calcext:value-type="float">
            <text:p>3219650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60731" calcext:value-type="float">
            <text:p>2.60731</text:p>
          </table:table-cell>
          <table:table-cell office:value-type="float" office:value="1744922" calcext:value-type="float">
            <text:p>1744922</text:p>
          </table:table-cell>
          <table:table-cell office:value-type="float" office:value="3220582" calcext:value-type="float">
            <text:p>322058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70619" calcext:value-type="float">
            <text:p>2.70619</text:p>
          </table:table-cell>
          <table:table-cell office:value-type="float" office:value="1745422" calcext:value-type="float">
            <text:p>1745422</text:p>
          </table:table-cell>
          <table:table-cell office:value-type="float" office:value="3222032" calcext:value-type="float">
            <text:p>3222032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677668" calcext:value-type="float">
            <text:p>2.677668</text:p>
          </table:table-cell>
          <table:table-cell office:value-type="float" office:value="1749490" calcext:value-type="float">
            <text:p>1749490</text:p>
          </table:table-cell>
          <table:table-cell office:value-type="float" office:value="3233742" calcext:value-type="float">
            <text:p>3233742</text:p>
          </table:table-cell>
          <table:table-cell office:value-type="float" office:value="76" calcext:value-type="float">
            <text:p>76</text:p>
          </table:table-cell>
          <table:table-cell office:value-type="float" office:value="121809" calcext:value-type="float">
            <text:p>121809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591316" calcext:value-type="float">
            <text:p>2.591316</text:p>
          </table:table-cell>
          <table:table-cell office:value-type="float" office:value="1754437" calcext:value-type="float">
            <text:p>1754437</text:p>
          </table:table-cell>
          <table:table-cell office:value-type="float" office:value="3248157" calcext:value-type="float">
            <text:p>3248157</text:p>
          </table:table-cell>
          <table:table-cell office:value-type="float" office:value="75" calcext:value-type="float">
            <text:p>75</text:p>
          </table:table-cell>
          <table:table-cell office:value-type="float" office:value="121804" calcext:value-type="float">
            <text:p>121804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57261" calcext:value-type="float">
            <text:p>2.57261</text:p>
          </table:table-cell>
          <table:table-cell office:value-type="float" office:value="1764449" calcext:value-type="float">
            <text:p>1764449</text:p>
          </table:table-cell>
          <table:table-cell office:value-type="float" office:value="3277173" calcext:value-type="float">
            <text:p>3277173</text:p>
          </table:table-cell>
          <table:table-cell office:value-type="float" office:value="75" calcext:value-type="float">
            <text:p>75</text:p>
          </table:table-cell>
          <table:table-cell office:value-type="float" office:value="121806" calcext:value-type="float">
            <text:p>121806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668436" calcext:value-type="float">
            <text:p>2.668436</text:p>
          </table:table-cell>
          <table:table-cell office:value-type="float" office:value="1784467" calcext:value-type="float">
            <text:p>1784467</text:p>
          </table:table-cell>
          <table:table-cell office:value-type="float" office:value="3335199" calcext:value-type="float">
            <text:p>3335199</text:p>
          </table:table-cell>
          <table:table-cell office:value-type="float" office:value="75" calcext:value-type="float">
            <text:p>75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6131" calcext:value-type="float">
            <text:p>2.6131</text:p>
          </table:table-cell>
          <table:table-cell office:value-type="float" office:value="1804509" calcext:value-type="float">
            <text:p>1804509</text:p>
          </table:table-cell>
          <table:table-cell office:value-type="float" office:value="3393263" calcext:value-type="float">
            <text:p>3393263</text:p>
          </table:table-cell>
          <table:table-cell office:value-type="float" office:value="75" calcext:value-type="float">
            <text:p>75</text:p>
          </table:table-cell>
          <table:table-cell office:value-type="float" office:value="121811" calcext:value-type="float">
            <text:p>121811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637623" calcext:value-type="float">
            <text:p>2.637623</text:p>
          </table:table-cell>
          <table:table-cell office:value-type="float" office:value="1824604" calcext:value-type="float">
            <text:p>1824604</text:p>
          </table:table-cell>
          <table:table-cell office:value-type="float" office:value="3451414" calcext:value-type="float">
            <text:p>3451414</text:p>
          </table:table-cell>
          <table:table-cell office:value-type="float" office:value="76" calcext:value-type="float">
            <text:p>76</text:p>
          </table:table-cell>
          <table:table-cell office:value-type="float" office:value="121818" calcext:value-type="float">
            <text:p>121818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682303" calcext:value-type="float">
            <text:p>2.682303</text:p>
          </table:table-cell>
          <table:table-cell office:value-type="float" office:value="1844628" calcext:value-type="float">
            <text:p>1844628</text:p>
          </table:table-cell>
          <table:table-cell office:value-type="float" office:value="3509450" calcext:value-type="float">
            <text:p>3509450</text:p>
          </table:table-cell>
          <table:table-cell office:value-type="float" office:value="76" calcext:value-type="float">
            <text:p>76</text:p>
          </table:table-cell>
          <table:table-cell office:value-type="float" office:value="121820" calcext:value-type="float">
            <text:p>121820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829952" calcext:value-type="float">
            <text:p>2.829952</text:p>
          </table:table-cell>
          <table:table-cell office:value-type="float" office:value="2245336" calcext:value-type="float">
            <text:p>2245336</text:p>
          </table:table-cell>
          <table:table-cell office:value-type="float" office:value="4670512" calcext:value-type="float">
            <text:p>4670512</text:p>
          </table:table-cell>
          <table:table-cell office:value-type="float" office:value="76" calcext:value-type="float">
            <text:p>76</text:p>
          </table:table-cell>
          <table:table-cell office:value-type="float" office:value="121879" calcext:value-type="float">
            <text:p>121879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2.883988" calcext:value-type="float">
            <text:p>2.883988</text:p>
          </table:table-cell>
          <table:table-cell office:value-type="float" office:value="2746141" calcext:value-type="float">
            <text:p>2746141</text:p>
          </table:table-cell>
          <table:table-cell office:value-type="float" office:value="6121711" calcext:value-type="float">
            <text:p>6121711</text:p>
          </table:table-cell>
          <table:table-cell office:value-type="float" office:value="75" calcext:value-type="float">
            <text:p>75</text:p>
          </table:table-cell>
          <table:table-cell office:value-type="float" office:value="121947" calcext:value-type="float">
            <text:p>121947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775821" calcext:value-type="float">
            <text:p>3.775821</text:p>
          </table:table-cell>
          <table:table-cell office:value-type="float" office:value="6754343" calcext:value-type="float">
            <text:p>6754343</text:p>
          </table:table-cell>
          <table:table-cell office:value-type="float" office:value="17734013" calcext:value-type="float">
            <text:p>17734013</text:p>
          </table:table-cell>
          <table:table-cell office:value-type="float" office:value="75" calcext:value-type="float">
            <text:p>75</text:p>
          </table:table-cell>
          <table:table-cell office:value-type="float" office:value="122631" calcext:value-type="float">
            <text:p>122631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4.753942" calcext:value-type="float">
            <text:p>4.753942</text:p>
          </table:table-cell>
          <table:table-cell office:value-type="float" office:value="11764600" calcext:value-type="float">
            <text:p>11764600</text:p>
          </table:table-cell>
          <table:table-cell office:value-type="float" office:value="32249400" calcext:value-type="float">
            <text:p>32249400</text:p>
          </table:table-cell>
          <table:table-cell office:value-type="float" office:value="75" calcext:value-type="float">
            <text:p>75</text:p>
          </table:table-cell>
          <table:table-cell office:value-type="float" office:value="123485" calcext:value-type="float">
            <text:p>123485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13.692308" calcext:value-type="float">
            <text:p>13.692308</text:p>
          </table:table-cell>
          <table:table-cell office:value-type="float" office:value="51858421" calcext:value-type="float">
            <text:p>51858421</text:p>
          </table:table-cell>
          <table:table-cell office:value-type="float" office:value="148390139" calcext:value-type="float">
            <text:p>148390139</text:p>
          </table:table-cell>
          <table:table-cell office:value-type="float" office:value="76" calcext:value-type="float">
            <text:p>76</text:p>
          </table:table-cell>
          <table:table-cell office:value-type="float" office:value="131303" calcext:value-type="float">
            <text:p>131303</text:p>
          </table:table-cell>
        </table:table-row>
        <table:table-row table:style-name="ro1">
          <table:table-cell office:value-type="string" calcext:value-type="string">
            <text:p>linear_regression_readline/trace/trace_length_increase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25.062418" calcext:value-type="float">
            <text:p>25.062418</text:p>
          </table:table-cell>
          <table:table-cell office:value-type="float" office:value="101975604" calcext:value-type="float">
            <text:p>101975604</text:p>
          </table:table-cell>
          <table:table-cell office:value-type="float" office:value="293565914" calcext:value-type="float">
            <text:p>293565914</text:p>
          </table:table-cell>
          <table:table-cell office:value-type="float" office:value="76" calcext:value-type="float">
            <text:p>76</text:p>
          </table:table-cell>
          <table:table-cell office:value-type="float" office:value="141068" calcext:value-type="float">
            <text:p>14106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inear_regression_readline/trace/trace_length_1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075469" calcext:value-type="float">
            <text:p>3.075469</text:p>
          </table:table-cell>
          <table:table-cell office:value-type="float" office:value="1744223" calcext:value-type="float">
            <text:p>1744223</text:p>
          </table:table-cell>
          <table:table-cell office:value-type="float" office:value="3218852" calcext:value-type="float">
            <text:p>321885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03162" calcext:value-type="float">
            <text:p>2.603162</text:p>
          </table:table-cell>
          <table:table-cell office:value-type="float" office:value="1744229" calcext:value-type="float">
            <text:p>1744229</text:p>
          </table:table-cell>
          <table:table-cell office:value-type="float" office:value="3218862" calcext:value-type="float">
            <text:p>321886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08601" calcext:value-type="float">
            <text:p>2.508601</text:p>
          </table:table-cell>
          <table:table-cell office:value-type="float" office:value="1744229" calcext:value-type="float">
            <text:p>1744229</text:p>
          </table:table-cell>
          <table:table-cell office:value-type="float" office:value="3218862" calcext:value-type="float">
            <text:p>321886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628232" calcext:value-type="float">
            <text:p>2.628232</text:p>
          </table:table-cell>
          <table:table-cell office:value-type="float" office:value="1744217" calcext:value-type="float">
            <text:p>1744217</text:p>
          </table:table-cell>
          <table:table-cell office:value-type="float" office:value="3218842" calcext:value-type="float">
            <text:p>321884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838933" calcext:value-type="float">
            <text:p>2.838933</text:p>
          </table:table-cell>
          <table:table-cell office:value-type="float" office:value="1744226" calcext:value-type="float">
            <text:p>1744226</text:p>
          </table:table-cell>
          <table:table-cell office:value-type="float" office:value="3218857" calcext:value-type="float">
            <text:p>3218857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821745" calcext:value-type="float">
            <text:p>2.821745</text:p>
          </table:table-cell>
          <table:table-cell office:value-type="float" office:value="1744217" calcext:value-type="float">
            <text:p>1744217</text:p>
          </table:table-cell>
          <table:table-cell office:value-type="float" office:value="3218842" calcext:value-type="float">
            <text:p>3218842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619872" calcext:value-type="float">
            <text:p>2.619872</text:p>
          </table:table-cell>
          <table:table-cell office:value-type="float" office:value="1744226" calcext:value-type="float">
            <text:p>1744226</text:p>
          </table:table-cell>
          <table:table-cell office:value-type="float" office:value="3218857" calcext:value-type="float">
            <text:p>3218857</text:p>
          </table:table-cell>
          <table:table-cell office:value-type="float" office:value="75" calcext:value-type="float">
            <text:p>75</text:p>
          </table:table-cell>
          <table:table-cell office:value-type="float" office:value="121787" calcext:value-type="float">
            <text:p>121787</text:p>
          </table:table-cell>
        </table:table-row>
        <table:table-row table:style-name="ro1">
          <table:table-cell office:value-type="string" calcext:value-type="string">
            <text:p>linear_regression_readline/trace/trace_length_1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561182" calcext:value-type="float">
            <text:p>2.561182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628322" calcext:value-type="float">
            <text:p>2.628322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773742" calcext:value-type="float">
            <text:p>2.773742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697708" calcext:value-type="float">
            <text:p>2.697708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752518" calcext:value-type="float">
            <text:p>2.752518</text:p>
          </table:table-cell>
          <table:table-cell office:value-type="float" office:value="1744263" calcext:value-type="float">
            <text:p>1744263</text:p>
          </table:table-cell>
          <table:table-cell office:value-type="float" office:value="3218920" calcext:value-type="float">
            <text:p>321892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972446" calcext:value-type="float">
            <text:p>2.972446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794352" calcext:value-type="float">
            <text:p>2.794352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631663" calcext:value-type="float">
            <text:p>2.631663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74477" calcext:value-type="float">
            <text:p>2.74477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61016" calcext:value-type="float">
            <text:p>2.61016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610833" calcext:value-type="float">
            <text:p>2.610833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19.txt</text:p>
          </table:table-cell>
          <table:table-cell office:value-type="float" office:value="19" calcext:value-type="float">
            <text:p>19</text:p>
          </table:table-cell>
          <table:table-cell office:value-type="float" office:value="2.804408" calcext:value-type="float">
            <text:p>2.804408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0.txt</text:p>
          </table:table-cell>
          <table:table-cell office:value-type="float" office:value="20" calcext:value-type="float">
            <text:p>20</text:p>
          </table:table-cell>
          <table:table-cell office:value-type="float" office:value="3.021391" calcext:value-type="float">
            <text:p>3.021391</text:p>
          </table:table-cell>
          <table:table-cell office:value-type="float" office:value="1744230" calcext:value-type="float">
            <text:p>1744230</text:p>
          </table:table-cell>
          <table:table-cell office:value-type="float" office:value="3218865" calcext:value-type="float">
            <text:p>321886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1.txt</text:p>
          </table:table-cell>
          <table:table-cell office:value-type="float" office:value="21" calcext:value-type="float">
            <text:p>21</text:p>
          </table:table-cell>
          <table:table-cell office:value-type="float" office:value="2.706379" calcext:value-type="float">
            <text:p>2.706379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2.txt</text:p>
          </table:table-cell>
          <table:table-cell office:value-type="float" office:value="22" calcext:value-type="float">
            <text:p>22</text:p>
          </table:table-cell>
          <table:table-cell office:value-type="float" office:value="2.564882" calcext:value-type="float">
            <text:p>2.564882</text:p>
          </table:table-cell>
          <table:table-cell office:value-type="float" office:value="1744251" calcext:value-type="float">
            <text:p>1744251</text:p>
          </table:table-cell>
          <table:table-cell office:value-type="float" office:value="3218900" calcext:value-type="float">
            <text:p>321890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3.txt</text:p>
          </table:table-cell>
          <table:table-cell office:value-type="float" office:value="23" calcext:value-type="float">
            <text:p>23</text:p>
          </table:table-cell>
          <table:table-cell office:value-type="float" office:value="2.566722" calcext:value-type="float">
            <text:p>2.566722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4.txt</text:p>
          </table:table-cell>
          <table:table-cell office:value-type="float" office:value="24" calcext:value-type="float">
            <text:p>24</text:p>
          </table:table-cell>
          <table:table-cell office:value-type="float" office:value="2.824465" calcext:value-type="float">
            <text:p>2.824465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5.txt</text:p>
          </table:table-cell>
          <table:table-cell office:value-type="float" office:value="25" calcext:value-type="float">
            <text:p>25</text:p>
          </table:table-cell>
          <table:table-cell office:value-type="float" office:value="2.862929" calcext:value-type="float">
            <text:p>2.862929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6.txt</text:p>
          </table:table-cell>
          <table:table-cell office:value-type="float" office:value="26" calcext:value-type="float">
            <text:p>26</text:p>
          </table:table-cell>
          <table:table-cell office:value-type="float" office:value="2.509396" calcext:value-type="float">
            <text:p>2.509396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7.txt</text:p>
          </table:table-cell>
          <table:table-cell office:value-type="float" office:value="27" calcext:value-type="float">
            <text:p>27</text:p>
          </table:table-cell>
          <table:table-cell office:value-type="float" office:value="2.937601" calcext:value-type="float">
            <text:p>2.937601</text:p>
          </table:table-cell>
          <table:table-cell office:value-type="float" office:value="1744227" calcext:value-type="float">
            <text:p>1744227</text:p>
          </table:table-cell>
          <table:table-cell office:value-type="float" office:value="3218860" calcext:value-type="float">
            <text:p>321886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8.txt</text:p>
          </table:table-cell>
          <table:table-cell office:value-type="float" office:value="28" calcext:value-type="float">
            <text:p>28</text:p>
          </table:table-cell>
          <table:table-cell office:value-type="float" office:value="3.057385" calcext:value-type="float">
            <text:p>3.057385</text:p>
          </table:table-cell>
          <table:table-cell office:value-type="float" office:value="1744266" calcext:value-type="float">
            <text:p>1744266</text:p>
          </table:table-cell>
          <table:table-cell office:value-type="float" office:value="3218925" calcext:value-type="float">
            <text:p>321892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29.txt</text:p>
          </table:table-cell>
          <table:table-cell office:value-type="float" office:value="29" calcext:value-type="float">
            <text:p>29</text:p>
          </table:table-cell>
          <table:table-cell office:value-type="float" office:value="2.972446" calcext:value-type="float">
            <text:p>2.972446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0.txt</text:p>
          </table:table-cell>
          <table:table-cell office:value-type="float" office:value="30" calcext:value-type="float">
            <text:p>30</text:p>
          </table:table-cell>
          <table:table-cell office:value-type="float" office:value="3.009486" calcext:value-type="float">
            <text:p>3.009486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1.txt</text:p>
          </table:table-cell>
          <table:table-cell office:value-type="float" office:value="31" calcext:value-type="float">
            <text:p>31</text:p>
          </table:table-cell>
          <table:table-cell office:value-type="float" office:value="2.874482" calcext:value-type="float">
            <text:p>2.874482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2.txt</text:p>
          </table:table-cell>
          <table:table-cell office:value-type="float" office:value="32" calcext:value-type="float">
            <text:p>32</text:p>
          </table:table-cell>
          <table:table-cell office:value-type="float" office:value="2.960718" calcext:value-type="float">
            <text:p>2.960718</text:p>
          </table:table-cell>
          <table:table-cell office:value-type="float" office:value="1744227" calcext:value-type="float">
            <text:p>1744227</text:p>
          </table:table-cell>
          <table:table-cell office:value-type="float" office:value="3218860" calcext:value-type="float">
            <text:p>321886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3.txt</text:p>
          </table:table-cell>
          <table:table-cell office:value-type="float" office:value="33" calcext:value-type="float">
            <text:p>33</text:p>
          </table:table-cell>
          <table:table-cell office:value-type="float" office:value="3.149808" calcext:value-type="float">
            <text:p>3.149808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4.txt</text:p>
          </table:table-cell>
          <table:table-cell office:value-type="float" office:value="34" calcext:value-type="float">
            <text:p>34</text:p>
          </table:table-cell>
          <table:table-cell office:value-type="float" office:value="3.010965" calcext:value-type="float">
            <text:p>3.010965</text:p>
          </table:table-cell>
          <table:table-cell office:value-type="float" office:value="1744266" calcext:value-type="float">
            <text:p>1744266</text:p>
          </table:table-cell>
          <table:table-cell office:value-type="float" office:value="3218925" calcext:value-type="float">
            <text:p>321892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5.txt</text:p>
          </table:table-cell>
          <table:table-cell office:value-type="float" office:value="35" calcext:value-type="float">
            <text:p>35</text:p>
          </table:table-cell>
          <table:table-cell office:value-type="float" office:value="2.8422" calcext:value-type="float">
            <text:p>2.8422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6.txt</text:p>
          </table:table-cell>
          <table:table-cell office:value-type="float" office:value="36" calcext:value-type="float">
            <text:p>36</text:p>
          </table:table-cell>
          <table:table-cell office:value-type="float" office:value="3.047386" calcext:value-type="float">
            <text:p>3.047386</text:p>
          </table:table-cell>
          <table:table-cell office:value-type="float" office:value="1744233" calcext:value-type="float">
            <text:p>1744233</text:p>
          </table:table-cell>
          <table:table-cell office:value-type="float" office:value="3218870" calcext:value-type="float">
            <text:p>321887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7.txt</text:p>
          </table:table-cell>
          <table:table-cell office:value-type="float" office:value="37" calcext:value-type="float">
            <text:p>37</text:p>
          </table:table-cell>
          <table:table-cell office:value-type="float" office:value="3.08377" calcext:value-type="float">
            <text:p>3.08377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8.txt</text:p>
          </table:table-cell>
          <table:table-cell office:value-type="float" office:value="38" calcext:value-type="float">
            <text:p>38</text:p>
          </table:table-cell>
          <table:table-cell office:value-type="float" office:value="2.85242" calcext:value-type="float">
            <text:p>2.85242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39.txt</text:p>
          </table:table-cell>
          <table:table-cell office:value-type="float" office:value="39" calcext:value-type="float">
            <text:p>39</text:p>
          </table:table-cell>
          <table:table-cell office:value-type="float" office:value="2.830231" calcext:value-type="float">
            <text:p>2.830231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0.txt</text:p>
          </table:table-cell>
          <table:table-cell office:value-type="float" office:value="40" calcext:value-type="float">
            <text:p>40</text:p>
          </table:table-cell>
          <table:table-cell office:value-type="float" office:value="2.846331" calcext:value-type="float">
            <text:p>2.846331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1.txt</text:p>
          </table:table-cell>
          <table:table-cell office:value-type="float" office:value="41" calcext:value-type="float">
            <text:p>41</text:p>
          </table:table-cell>
          <table:table-cell office:value-type="float" office:value="2.838401" calcext:value-type="float">
            <text:p>2.838401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2.txt</text:p>
          </table:table-cell>
          <table:table-cell office:value-type="float" office:value="42" calcext:value-type="float">
            <text:p>42</text:p>
          </table:table-cell>
          <table:table-cell office:value-type="float" office:value="3.136932" calcext:value-type="float">
            <text:p>3.136932</text:p>
          </table:table-cell>
          <table:table-cell office:value-type="float" office:value="1744260" calcext:value-type="float">
            <text:p>1744260</text:p>
          </table:table-cell>
          <table:table-cell office:value-type="float" office:value="3218915" calcext:value-type="float">
            <text:p>321891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3.txt</text:p>
          </table:table-cell>
          <table:table-cell office:value-type="float" office:value="43" calcext:value-type="float">
            <text:p>43</text:p>
          </table:table-cell>
          <table:table-cell office:value-type="float" office:value="2.90909" calcext:value-type="float">
            <text:p>2.90909</text:p>
          </table:table-cell>
          <table:table-cell office:value-type="float" office:value="1744230" calcext:value-type="float">
            <text:p>1744230</text:p>
          </table:table-cell>
          <table:table-cell office:value-type="float" office:value="3218865" calcext:value-type="float">
            <text:p>321886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4.txt</text:p>
          </table:table-cell>
          <table:table-cell office:value-type="float" office:value="44" calcext:value-type="float">
            <text:p>44</text:p>
          </table:table-cell>
          <table:table-cell office:value-type="float" office:value="2.805471" calcext:value-type="float">
            <text:p>2.805471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5.txt</text:p>
          </table:table-cell>
          <table:table-cell office:value-type="float" office:value="45" calcext:value-type="float">
            <text:p>45</text:p>
          </table:table-cell>
          <table:table-cell office:value-type="float" office:value="3.257026" calcext:value-type="float">
            <text:p>3.257026</text:p>
          </table:table-cell>
          <table:table-cell office:value-type="float" office:value="1744257" calcext:value-type="float">
            <text:p>1744257</text:p>
          </table:table-cell>
          <table:table-cell office:value-type="float" office:value="3218910" calcext:value-type="float">
            <text:p>321891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6.txt</text:p>
          </table:table-cell>
          <table:table-cell office:value-type="float" office:value="46" calcext:value-type="float">
            <text:p>46</text:p>
          </table:table-cell>
          <table:table-cell office:value-type="float" office:value="2.484776" calcext:value-type="float">
            <text:p>2.484776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7.txt</text:p>
          </table:table-cell>
          <table:table-cell office:value-type="float" office:value="47" calcext:value-type="float">
            <text:p>47</text:p>
          </table:table-cell>
          <table:table-cell office:value-type="float" office:value="2.844271" calcext:value-type="float">
            <text:p>2.844271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8.txt</text:p>
          </table:table-cell>
          <table:table-cell office:value-type="float" office:value="48" calcext:value-type="float">
            <text:p>48</text:p>
          </table:table-cell>
          <table:table-cell office:value-type="float" office:value="2.715096" calcext:value-type="float">
            <text:p>2.715096</text:p>
          </table:table-cell>
          <table:table-cell office:value-type="float" office:value="1744251" calcext:value-type="float">
            <text:p>1744251</text:p>
          </table:table-cell>
          <table:table-cell office:value-type="float" office:value="3218900" calcext:value-type="float">
            <text:p>321890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49.txt</text:p>
          </table:table-cell>
          <table:table-cell office:value-type="float" office:value="49" calcext:value-type="float">
            <text:p>49</text:p>
          </table:table-cell>
          <table:table-cell office:value-type="float" office:value="2.524025" calcext:value-type="float">
            <text:p>2.524025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0.txt</text:p>
          </table:table-cell>
          <table:table-cell office:value-type="float" office:value="50" calcext:value-type="float">
            <text:p>50</text:p>
          </table:table-cell>
          <table:table-cell office:value-type="float" office:value="2.804504" calcext:value-type="float">
            <text:p>2.804504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3218875" calcext:value-type="float">
            <text:p>321887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1.txt</text:p>
          </table:table-cell>
          <table:table-cell office:value-type="float" office:value="51" calcext:value-type="float">
            <text:p>51</text:p>
          </table:table-cell>
          <table:table-cell office:value-type="float" office:value="2.547411" calcext:value-type="float">
            <text:p>2.547411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2.txt</text:p>
          </table:table-cell>
          <table:table-cell office:value-type="float" office:value="52" calcext:value-type="float">
            <text:p>52</text:p>
          </table:table-cell>
          <table:table-cell office:value-type="float" office:value="2.861502" calcext:value-type="float">
            <text:p>2.861502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3.txt</text:p>
          </table:table-cell>
          <table:table-cell office:value-type="float" office:value="53" calcext:value-type="float">
            <text:p>53</text:p>
          </table:table-cell>
          <table:table-cell office:value-type="float" office:value="2.840925" calcext:value-type="float">
            <text:p>2.840925</text:p>
          </table:table-cell>
          <table:table-cell office:value-type="float" office:value="1744254" calcext:value-type="float">
            <text:p>1744254</text:p>
          </table:table-cell>
          <table:table-cell office:value-type="float" office:value="3218905" calcext:value-type="float">
            <text:p>321890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4.txt</text:p>
          </table:table-cell>
          <table:table-cell office:value-type="float" office:value="54" calcext:value-type="float">
            <text:p>54</text:p>
          </table:table-cell>
          <table:table-cell office:value-type="float" office:value="2.829814" calcext:value-type="float">
            <text:p>2.829814</text:p>
          </table:table-cell>
          <table:table-cell office:value-type="float" office:value="1744248" calcext:value-type="float">
            <text:p>1744248</text:p>
          </table:table-cell>
          <table:table-cell office:value-type="float" office:value="3218895" calcext:value-type="float">
            <text:p>321889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5.txt</text:p>
          </table:table-cell>
          <table:table-cell office:value-type="float" office:value="55" calcext:value-type="float">
            <text:p>55</text:p>
          </table:table-cell>
          <table:table-cell office:value-type="float" office:value="2.865091" calcext:value-type="float">
            <text:p>2.865091</text:p>
          </table:table-cell>
          <table:table-cell office:value-type="float" office:value="1744227" calcext:value-type="float">
            <text:p>1744227</text:p>
          </table:table-cell>
          <table:table-cell office:value-type="float" office:value="3218860" calcext:value-type="float">
            <text:p>321886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6.txt</text:p>
          </table:table-cell>
          <table:table-cell office:value-type="float" office:value="56" calcext:value-type="float">
            <text:p>56</text:p>
          </table:table-cell>
          <table:table-cell office:value-type="float" office:value="3.057087" calcext:value-type="float">
            <text:p>3.057087</text:p>
          </table:table-cell>
          <table:table-cell office:value-type="float" office:value="1744224" calcext:value-type="float">
            <text:p>1744224</text:p>
          </table:table-cell>
          <table:table-cell office:value-type="float" office:value="3218855" calcext:value-type="float">
            <text:p>321885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7.txt</text:p>
          </table:table-cell>
          <table:table-cell office:value-type="float" office:value="57" calcext:value-type="float">
            <text:p>57</text:p>
          </table:table-cell>
          <table:table-cell office:value-type="float" office:value="3.119908" calcext:value-type="float">
            <text:p>3.119908</text:p>
          </table:table-cell>
          <table:table-cell office:value-type="float" office:value="1744242" calcext:value-type="float">
            <text:p>1744242</text:p>
          </table:table-cell>
          <table:table-cell office:value-type="float" office:value="3218885" calcext:value-type="float">
            <text:p>3218885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8.txt</text:p>
          </table:table-cell>
          <table:table-cell office:value-type="float" office:value="58" calcext:value-type="float">
            <text:p>58</text:p>
          </table:table-cell>
          <table:table-cell office:value-type="float" office:value="3.374681" calcext:value-type="float">
            <text:p>3.374681</text:p>
          </table:table-cell>
          <table:table-cell office:value-type="float" office:value="1744239" calcext:value-type="float">
            <text:p>1744239</text:p>
          </table:table-cell>
          <table:table-cell office:value-type="float" office:value="3218880" calcext:value-type="float">
            <text:p>321888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59.txt</text:p>
          </table:table-cell>
          <table:table-cell office:value-type="float" office:value="59" calcext:value-type="float">
            <text:p>59</text:p>
          </table:table-cell>
          <table:table-cell office:value-type="float" office:value="3.052486" calcext:value-type="float">
            <text:p>3.052486</text:p>
          </table:table-cell>
          <table:table-cell office:value-type="float" office:value="1744245" calcext:value-type="float">
            <text:p>1744245</text:p>
          </table:table-cell>
          <table:table-cell office:value-type="float" office:value="3218890" calcext:value-type="float">
            <text:p>3218890</text:p>
          </table:table-cell>
          <table:table-cell office:value-type="float" office:value="76" calcext:value-type="float">
            <text:p>76</text:p>
          </table:table-cell>
          <table:table-cell office:value-type="float" office:value="121791" calcext:value-type="float">
            <text:p>121791</text:p>
          </table:table-cell>
        </table:table-row>
        <table:table-row table:style-name="ro1">
          <table:table-cell office:value-type="string" calcext:value-type="string">
            <text:p>linear_regression_readline/trace/trace_length_1/vpython_ds60.txt</text:p>
          </table:table-cell>
          <table:table-cell office:value-type="float" office:value="60" calcext:value-type="float">
            <text:p>60</text:p>
          </table:table-cell>
          <table:table-cell office:value-type="float" office:value="3.376851" calcext:value-type="float">
            <text:p>3.376851</text:p>
          </table:table-cell>
          <table:table-cell office:value-type="float" office:value="1741469" calcext:value-type="float">
            <text:p>1741469</text:p>
          </table:table-cell>
          <table:table-cell office:value-type="float" office:value="3213981" calcext:value-type="float">
            <text:p>3213981</text:p>
          </table:table-cell>
          <table:table-cell office:value-type="float" office:value="71" calcext:value-type="float">
            <text:p>71</text:p>
          </table:table-cell>
          <table:table-cell office:value-type="float" office:value="121631" calcext:value-type="float">
            <text:p>12163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linear_regression_readline/trace/trace_length_100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3.028566" calcext:value-type="float">
            <text:p>3.028566</text:p>
          </table:table-cell>
          <table:table-cell office:value-type="float" office:value="1745413" calcext:value-type="float">
            <text:p>1745413</text:p>
          </table:table-cell>
          <table:table-cell office:value-type="float" office:value="3222019" calcext:value-type="float">
            <text:p>3222019</text:p>
          </table:table-cell>
          <table:table-cell office:value-type="float" office:value="75" calcext:value-type="float">
            <text:p>75</text:p>
          </table:table-cell>
          <table:table-cell office:value-type="float" office:value="121803" calcext:value-type="float">
            <text:p>121803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576658" calcext:value-type="float">
            <text:p>2.576658</text:p>
          </table:table-cell>
          <table:table-cell office:value-type="float" office:value="1745484" calcext:value-type="float">
            <text:p>1745484</text:p>
          </table:table-cell>
          <table:table-cell office:value-type="float" office:value="3222134" calcext:value-type="float">
            <text:p>322213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32039" calcext:value-type="float">
            <text:p>2.532039</text:p>
          </table:table-cell>
          <table:table-cell office:value-type="float" office:value="1745472" calcext:value-type="float">
            <text:p>1745472</text:p>
          </table:table-cell>
          <table:table-cell office:value-type="float" office:value="3222114" calcext:value-type="float">
            <text:p>322211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612744" calcext:value-type="float">
            <text:p>2.612744</text:p>
          </table:table-cell>
          <table:table-cell office:value-type="float" office:value="1745481" calcext:value-type="float">
            <text:p>1745481</text:p>
          </table:table-cell>
          <table:table-cell office:value-type="float" office:value="3222129" calcext:value-type="float">
            <text:p>322212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56544" calcext:value-type="float">
            <text:p>2.56544</text:p>
          </table:table-cell>
          <table:table-cell office:value-type="float" office:value="1745496" calcext:value-type="float">
            <text:p>1745496</text:p>
          </table:table-cell>
          <table:table-cell office:value-type="float" office:value="3222154" calcext:value-type="float">
            <text:p>322215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779904" calcext:value-type="float">
            <text:p>2.779904</text:p>
          </table:table-cell>
          <table:table-cell office:value-type="float" office:value="1745487" calcext:value-type="float">
            <text:p>1745487</text:p>
          </table:table-cell>
          <table:table-cell office:value-type="float" office:value="3222139" calcext:value-type="float">
            <text:p>322213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3.095779" calcext:value-type="float">
            <text:p>3.095779</text:p>
          </table:table-cell>
          <table:table-cell office:value-type="float" office:value="1745484" calcext:value-type="float">
            <text:p>1745484</text:p>
          </table:table-cell>
          <table:table-cell office:value-type="float" office:value="3222134" calcext:value-type="float">
            <text:p>322213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661049" calcext:value-type="float">
            <text:p>2.661049</text:p>
          </table:table-cell>
          <table:table-cell office:value-type="float" office:value="1745490" calcext:value-type="float">
            <text:p>1745490</text:p>
          </table:table-cell>
          <table:table-cell office:value-type="float" office:value="3222144" calcext:value-type="float">
            <text:p>322214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649495" calcext:value-type="float">
            <text:p>2.649495</text:p>
          </table:table-cell>
          <table:table-cell office:value-type="float" office:value="1745478" calcext:value-type="float">
            <text:p>1745478</text:p>
          </table:table-cell>
          <table:table-cell office:value-type="float" office:value="3222124" calcext:value-type="float">
            <text:p>322212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826339" calcext:value-type="float">
            <text:p>2.826339</text:p>
          </table:table-cell>
          <table:table-cell office:value-type="float" office:value="1745475" calcext:value-type="float">
            <text:p>1745475</text:p>
          </table:table-cell>
          <table:table-cell office:value-type="float" office:value="3222119" calcext:value-type="float">
            <text:p>322211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666246" calcext:value-type="float">
            <text:p>2.666246</text:p>
          </table:table-cell>
          <table:table-cell office:value-type="float" office:value="1745490" calcext:value-type="float">
            <text:p>1745490</text:p>
          </table:table-cell>
          <table:table-cell office:value-type="float" office:value="3222144" calcext:value-type="float">
            <text:p>3222144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  <table:table-row table:style-name="ro1">
          <table:table-cell office:value-type="string" calcext:value-type="string">
            <text:p>linear_regression_readline/trace/trace_length_100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723885" calcext:value-type="float">
            <text:p>2.723885</text:p>
          </table:table-cell>
          <table:table-cell office:value-type="float" office:value="1745511" calcext:value-type="float">
            <text:p>1745511</text:p>
          </table:table-cell>
          <table:table-cell office:value-type="float" office:value="3222179" calcext:value-type="float">
            <text:p>3222179</text:p>
          </table:table-cell>
          <table:table-cell office:value-type="float" office:value="76" calcext:value-type="float">
            <text:p>76</text:p>
          </table:table-cell>
          <table:table-cell office:value-type="float" office:value="121808" calcext:value-type="float">
            <text:p>121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7T15:43:29.343562612</dc:date>
    <meta:editing-duration>PT1M35S</meta:editing-duration>
    <meta:editing-cycles>1</meta:editing-cycles>
    <meta:document-statistic meta:table-count="1" meta:cell-count="1645" meta:object-count="0"/>
    <meta:generator>LibreOffice/6.4.7.2$Linux_X86_64 LibreOffice_project/40$Build-2</meta:generator>
  </office:meta>
</office:document-meta>
</file>